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36DC1D8100E.png" manifest:media-type="image/png"/>
  <manifest:file-entry manifest:full-path="Pictures/10000001000002AA0000022ACDCCAE48.png" manifest:media-type="image/png"/>
  <manifest:file-entry manifest:full-path="Pictures/1000000100000280000003C21A383D30.png" manifest:media-type="image/png"/>
  <manifest:file-entry manifest:full-path="Pictures/100000010000026C000001E64F7340F1.png" manifest:media-type="image/png"/>
  <manifest:file-entry manifest:full-path="Pictures/10000001000002D800000295EC842B43.png" manifest:media-type="image/png"/>
  <manifest:file-entry manifest:full-path="Pictures/1000000100000292000002377122DE54.png" manifest:media-type="image/png"/>
  <manifest:file-entry manifest:full-path="Pictures/10000001000002760000026591D531B9.png" manifest:media-type="image/png"/>
  <manifest:file-entry manifest:full-path="Pictures/10000001000002FC000001BED20C6F3B.png" manifest:media-type="image/png"/>
  <manifest:file-entry manifest:full-path="Pictures/10000001000002C000000200EF4191DB.png" manifest:media-type="image/png"/>
  <manifest:file-entry manifest:full-path="Pictures/10000001000002CD0000013C20C07094.png" manifest:media-type="image/png"/>
  <manifest:file-entry manifest:full-path="Pictures/1000000100000267000001CC2D0B8ABA.png" manifest:media-type="image/png"/>
  <manifest:file-entry manifest:full-path="Pictures/10000001000002EB000002346B733D92.png" manifest:media-type="image/png"/>
  <manifest:file-entry manifest:full-path="Pictures/10000001000002E30000024B64E9288E.png" manifest:media-type="image/png"/>
  <manifest:file-entry manifest:full-path="Pictures/100000010000026A0000020F88E35E39.png" manifest:media-type="image/png"/>
  <manifest:file-entry manifest:full-path="Pictures/10000001000002FD00000266003BBD1C.png" manifest:media-type="image/png"/>
  <manifest:file-entry manifest:full-path="Pictures/10000001000002FE000001B012FBF919.png" manifest:media-type="image/png"/>
  <manifest:file-entry manifest:full-path="Pictures/10000001000002EB0000021D00868C8A.png" manifest:media-type="image/png"/>
  <manifest:file-entry manifest:full-path="Pictures/10000001000002D7000001C0A46C4F0C.png" manifest:media-type="image/png"/>
  <manifest:file-entry manifest:full-path="Pictures/10000001000002D1000001BC78CC81E6.png" manifest:media-type="image/png"/>
  <manifest:file-entry manifest:full-path="Pictures/1000000100000311000002239FA21EA3.png" manifest:media-type="image/png"/>
  <manifest:file-entry manifest:full-path="Pictures/10000001000002E4000001CC3AEE2CAC.png" manifest:media-type="image/png"/>
  <manifest:file-entry manifest:full-path="Pictures/1000000100000240000002D5684A36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shadow="none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5" style:family="table-row">
      <style:table-row-properties style:min-row-height="13.203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a02" officeooo:paragraph-rsid="0016ca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a17" officeooo:paragraph-rsid="0017ba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83b" officeooo:paragraph-rsid="0019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e26" officeooo:paragraph-rsid="0019b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022" officeooo:paragraph-rsid="001a3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ccb" officeooo:paragraph-rsid="001c5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4" draw:name="Imagen1" text:anchor-type="char" svg:width="16.665cm" svg:height="16.215cm" draw:z-index="0"><draw:image xlink:href="Pictures/10000001000002760000026591D531B9.png" xlink:type="simple" xlink:show="embed" xlink:actuate="onLoad" draw:mime-type="image/png"/></draw:frame></text:p>
            <text:p text:style-name="P2">F</text:p>
          </table:table-cell>
        </table:table-row>
        <table:table-row>
          <table:table-cell table:style-name="Tabla1.A2" office:value-type="string">
            <text:p text:style-name="P1"><draw:frame draw:style-name="fr4" draw:name="Imagen2" text:anchor-type="char" svg:width="18.969cm" svg:height="8.359cm" draw:z-index="1"><draw:image xlink:href="Pictures/10000001000002CD0000013C20C07094.png" xlink:type="simple" xlink:show="embed" xlink:actuate="onLoad" draw:mime-type="image/png"/></draw:frame></text:p>
            <text:p text:style-name="P2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3" text:anchor-type="char" svg:width="19.323cm" svg:height="14.591cm" draw:z-index="2"><draw:image xlink:href="Pictures/10000001000002EB000002346B733D92.png" xlink:type="simple" xlink:show="embed" xlink:actuate="onLoad" draw:mime-type="image/png"/></draw:frame></text:p>
            <text:p text:style-name="P2">A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5" draw:name="Imagen4" text:anchor-type="char" svg:width="19.808cm" svg:height="15.898cm" draw:z-index="3"><draw:image xlink:href="Pictures/10000001000002FD00000266003BBD1C.png" xlink:type="simple" xlink:show="embed" xlink:actuate="onLoad" draw:mime-type="image/png"/></draw:frame></text:p>
            <text:p text:style-name="P3">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6.268cm" svg:height="12.169cm" draw:z-index="4"><draw:image xlink:href="Pictures/1000000100000267000001CC2D0B8ABA.png" xlink:type="simple" xlink:show="embed" xlink:actuate="onLoad" draw:mime-type="image/png"/></draw:frame></text:p>
            <text:p text:style-name="P3">A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6" text:anchor-type="char" svg:width="19.232cm" svg:height="11.852cm" draw:z-index="5"><draw:image xlink:href="Pictures/10000001000002D7000001C0A46C4F0C.png" xlink:type="simple" xlink:show="embed" xlink:actuate="onLoad" draw:mime-type="image/png"/></draw:frame></text:p>
            <text:p text:style-name="P3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7" text:anchor-type="char" svg:width="19.075cm" svg:height="11.746cm" draw:z-index="6"><draw:image xlink:href="Pictures/10000001000002D1000001BC78CC81E6.png" xlink:type="simple" xlink:show="embed" xlink:actuate="onLoad" draw:mime-type="image/png"/></draw:frame></text:p>
            <text:p text:style-name="P3">B, D</text:p>
          </table:table-cell>
        </table:table-row>
        <table:table-row table:style-name="Tabla1.3">
          <table:table-cell table:style-name="Tabla1.A2" office:value-type="string">
            <text:p text:style-name="P1"><draw:frame draw:style-name="fr1" draw:name="Imagen8" text:anchor-type="char" svg:width="18.623cm" svg:height="13.543cm" draw:z-index="7"><draw:image xlink:href="Pictures/10000001000002C000000200EF4191DB.png" xlink:type="simple" xlink:show="embed" xlink:actuate="onLoad" draw:mime-type="image/png"/></draw:frame></text:p>
            <text:p text:style-name="P4">A</text:p>
          </table:table-cell>
        </table:table-row>
        <table:table-row table:style-name="Tabla1.3">
          <table:table-cell table:style-name="Tabla1.A2" office:value-type="string">
            <text:p text:style-name="P1"><draw:frame draw:style-name="fr2" draw:name="Imagen9" text:anchor-type="char" svg:width="19.576cm" svg:height="12.169cm" draw:z-index="8"><draw:image xlink:href="Pictures/10000001000002E4000001CC3AEE2CAC.png" xlink:type="simple" xlink:show="embed" xlink:actuate="onLoad" draw:mime-type="image/png"/></draw:frame><text:soft-page-break/></text:p>
            <text:p text:style-name="P4">A, D, E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10" text:anchor-type="char" svg:width="18.597cm" svg:height="10.488cm" draw:z-index="9"><draw:image xlink:href="Pictures/10000001000002FE000001B012FBF919.png" xlink:type="simple" xlink:show="embed" xlink:actuate="onLoad" draw:mime-type="image/png"/></draw:frame></text:p>
            <text:p text:style-name="P4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1" text:anchor-type="char" svg:width="17.286cm" svg:height="14.741cm" draw:z-index="10"><draw:image xlink:href="Pictures/100000010000026A0000020F88E35E39.png" xlink:type="simple" xlink:show="embed" xlink:actuate="onLoad" draw:mime-type="image/png"/></draw:frame></text:p>
            <text:p text:style-name="P4">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2" text:anchor-type="char" svg:width="18.965cm" svg:height="13.213cm" draw:z-index="11"><draw:image xlink:href="Pictures/1000000100000311000002239FA21EA3.png" xlink:type="simple" xlink:show="embed" xlink:actuate="onLoad" draw:mime-type="image/png"/></draw:frame></text:p>
            <text:p text:style-name="P5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3" text:anchor-type="char" svg:width="15.238cm" svg:height="19.179cm" draw:z-index="12"><draw:image xlink:href="Pictures/1000000100000240000002D5684A3633.png" xlink:type="simple" xlink:show="embed" xlink:actuate="onLoad" draw:mime-type="image/png"/></draw:frame></text:p>
            <text:p text:style-name="P5">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4" text:anchor-type="char" svg:width="18.254cm" svg:height="14.501cm" draw:z-index="13"><draw:image xlink:href="Pictures/10000001000002E30000024B64E9288E.png" xlink:type="simple" xlink:show="embed" xlink:actuate="onLoad" draw:mime-type="image/png"/></draw:frame></text:p>
            <text:p text:style-name="P5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5" text:anchor-type="char" svg:width="18.44cm" svg:height="13.356cm" draw:z-index="14"><draw:image xlink:href="Pictures/10000001000002EB0000021D00868C8A.png" xlink:type="simple" xlink:show="embed" xlink:actuate="onLoad" draw:mime-type="image/png"/></draw:frame></text:p>
            <text:p text:style-name="P6">G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6" text:anchor-type="char" svg:width="19.258cm" svg:height="17.485cm" draw:z-index="15"><draw:image xlink:href="Pictures/10000001000002D800000295EC842B43.png" xlink:type="simple" xlink:show="embed" xlink:actuate="onLoad" draw:mime-type="image/png"/></draw:frame></text:p>
            <text:p text:style-name="P6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7" text:anchor-type="char" svg:width="16.402cm" svg:height="12.857cm" draw:z-index="16"><draw:image xlink:href="Pictures/100000010000026C000001E64F7340F1.png" xlink:type="simple" xlink:show="embed" xlink:actuate="onLoad" draw:mime-type="image/png"/></draw:frame></text:p>
            <text:p text:style-name="P7">A, G, H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8" text:anchor-type="char" svg:width="16.932cm" svg:height="25.449cm" draw:z-index="17"><draw:image xlink:href="Pictures/1000000100000280000003C21A383D30.png" xlink:type="simple" xlink:show="embed" xlink:actuate="onLoad" draw:mime-type="image/png"/></draw:frame></text:p>
            <text:p text:style-name="P8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9" text:anchor-type="char" svg:width="18.043cm" svg:height="14.656cm" draw:z-index="18"><draw:image xlink:href="Pictures/10000001000002AA0000022ACDCCAE48.png" xlink:type="simple" xlink:show="embed" xlink:actuate="onLoad" draw:mime-type="image/png"/></draw:frame></text:p>
            <text:p text:style-name="P9">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0" text:anchor-type="char" svg:width="18.597cm" svg:height="23.2cm" draw:z-index="19"><draw:image xlink:href="Pictures/10000001000002BF0000036DC1D8100E.png" xlink:type="simple" xlink:show="embed" xlink:actuate="onLoad" draw:mime-type="image/png"/></draw:frame></text:p>
            <text:p text:style-name="P9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1" text:anchor-type="char" svg:width="18.226cm" svg:height="10.638cm" draw:z-index="20"><draw:image xlink:href="Pictures/10000001000002FC000001BED20C6F3B.png" xlink:type="simple" xlink:show="embed" xlink:actuate="onLoad" draw:mime-type="image/png"/></draw:frame></text:p>
            <text:p text:style-name="P9">A</text:p>
          </table:table-cell>
        </table:table-row>
        <table:table-row>
          <table:table-cell table:style-name="Tabla1.A2" office:value-type="string">
            <text:p text:style-name="P1"><draw:frame draw:style-name="fr1" draw:name="Imagen22" text:anchor-type="char" svg:width="16.522cm" svg:height="14.236cm" draw:z-index="21"><draw:image xlink:href="Pictures/1000000100000292000002377122DE54.png" xlink:type="simple" xlink:show="embed" xlink:actuate="onLoad" draw:mime-type="image/png"/></draw:frame></text:p>
            <text:p text:style-name="P9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2:30:02.041275463</meta:creation-date>
    <dc:date>2024-12-27T23:34:08.610324495</dc:date>
    <meta:editing-duration>PT42M54S</meta:editing-duration>
    <meta:editing-cycles>7</meta:editing-cycles>
    <meta:generator>LibreOffice/24.2.7.2$Linux_X86_64 LibreOffice_project/420$Build-2</meta:generator>
    <meta:document-statistic meta:table-count="1" meta:image-count="22" meta:object-count="0" meta:page-count="17" meta:paragraph-count="22" meta:word-count="27" meta:character-count="37" meta:non-whitespace-character-count="32"/>
  </office:meta>
</office:document-meta>
</file>